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Josie Jamieson #</text:p>
          </table:table-cell>
          <table:table-cell office:value-type="string">
            <text:p>Russell 1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aith Klimack #</text:p>
          </table:table-cell>
          <table:table-cell office:value-type="string">
            <text:p>Russell 1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uke Massey #</text:p>
          </table:table-cell>
          <table:table-cell office:value-type="string">
            <text:p>Russell 1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oah Belhumer #</text:p>
          </table:table-cell>
          <table:table-cell office:value-type="string">
            <text:p>Russell 1</text:p>
          </table:table-cell>
          <table:table-cell office:value-type="string">
            <text:p>C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1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9:28.1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